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ZapfDingbatsITC" svg:font-family="ZapfDingbatsITC" style:font-family-generic="system" style:font-pitch="variable"/>
  </office:font-face-decls>
  <office:automatic-styles>
    <style:style style:name="P1" style:family="paragraph" style:parent-style-name="Standard">
      <style:paragraph-properties fo:margin-top="0in" fo:margin-bottom="0in" fo:line-height="200%"/>
    </style:style>
    <style:style style:name="P2" style:family="paragraph" style:parent-style-name="Standard" style:master-page-name="Standard">
      <style:paragraph-properties fo:margin-top="0in" fo:margin-bottom="0in" fo:line-height="200%"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he Fourth Amendment states that in order for every person to feel like they have security and privacy, the government cannot search and seize a person or objects from that person without a warrant unless they have probable cause. <text:s/>Probable cause is when a reliable source informs authorities that someone has or is doing something illegal, such as in the court case of New Jersey v. T. L. O. <text:s/>Tracy Lois Odem and another girl were accused of smoking in the bathroom of their high school. When the principal questioned them, one girl admitted to smoking but Odem denied everything, claiming that she had never smoked before in her life. <text:s/>The principal took Odem into his office and requested she empty her purse, revealing drug paraphernalia, marijuana, and documentation of drug sales. <text:s/>She claimed that the school violated her Fourth Amendment rights and fought the charges against her. <text:s/>The U.S. Supreme Court declared the search reasonable. <text:s/>Probable cause is very important in cases where a warrant is unavailable at the given time and the police have a legitimate reason for search and seizure. <text:s/></text:p>
      <text:p text:style-name="P1"><text:tab/>The government should not access any private emails after 180 days without probable cause. <text:s/>Just because a person has not accessed their email for longer than 180 days does not mean that it is not in use seeing as it might be used for special purposes. <text:s/>If the police has probable cause, then they should be able to access whatever email they need in order to prove a fact. <text:s/>If there is absolutely no proof for what they are looking for, it is a violation of the Fourth Amendment. <text:s/>Even though the emails that the police wish to access are old does not mean that they are not intended to be private. <text:s/>If not a warrant, probable cause is acceptable to use.</text:p>
      <text:p text:style-name="P1"><text:tab/>Tracking someone with the use of a cell phone or a tablet without a warrant is vbc <text:s/>a violation of the Fourth Amendment. <text:s/>If the police have probable cause and have no time to obtain a warrant, then they should be able to track someone using GPS. <text:s/>If there is no probable cause for tracking someone and they do, the government could face some serious accusations from the person who is being tracked. <text:s/>The government could be in a lot of trouble without a warrant or probable cause. <text:s/>If they see a person being thrown into a van, then the police should have the right to use GPS to track down the kidnappers. <text:s/>However, if they see a mother putting a crying baby into their car and the police decide to follow them, <text:soft-page-break/>then there should be charges filed against the police. <text:s/>Searches and seizures can be done without a warrant only if there is probable cause.</text:p>
      <text:p text:style-name="P1"><text:tab/>Typically, a warrant is ideal for searches and seizures but if that is unavailable at the time and there is probable cause then the police should be able to do what they feel is necessary for the confli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ZapfDingbatsITC" svg:font-family="ZapfDingbatsIT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hleen Wright</meta:initial-creator>
    <meta:creation-date>2012-06-22T14:54:49.52</meta:creation-date>
    <dc:date>2012-06-22T21:01:14.70</dc:date>
    <dc:creator>Kathleen Wright</dc:creator>
    <meta:editing-duration>PT1H36M13S</meta:editing-duration>
    <meta:editing-cycles>6</meta:editing-cycles>
    <meta:generator>OpenOffice.org/3.3$Win32 OpenOffice.org_project/330m20$Build-9567</meta:generator>
    <meta:document-statistic meta:table-count="0" meta:image-count="0" meta:object-count="0" meta:page-count="2" meta:paragraph-count="4" meta:word-count="500" meta:character-count="2822"/>
  </office:meta>
</office:document-meta>
</file>